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Table_20_Contents">
      <style:text-properties style:text-line-through-style="solid"/>
    </style:style>
    <style:style style:name="P4" style:family="paragraph" style:parent-style-name="Standard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on't know where should be placed for the following 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HashTests </text:p>
            <text:p text:style-name="Standard">development </text:p>
            <text:p text:style-name="Standard"/>
            <text:p text:style-name="Standard">org.eclipse.swt.unknown </text:p>
            <text:p text:style-name="Standard"/>
            <text:p text:style-name="Standard">org.talend.studio.workflow.workspace</text:p>
          </table:table-cell>
        </table:table-row>
      </table:table>
      <text:p text:style-name="Standard"/>
      <text:p text:style-name="P1">2) Don't know will be tcommon or tdi?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org.talend.rcp.branding.thales </text:p>
            <text:p text:style-name="Table_20_Contents">org.talend.rcp.branding.thales-feature</text:p>
            <text:p text:style-name="Table_20_Contents">org.talend.thalestechnical-feature</text:p>
            <text:p text:style-name="Table_20_Contents">org.talend.designer.components.thalesprovider</text:p>
            <text:p text:style-name="Table_20_Contents"/>
            <text:p text:style-name="Table_20_Contents">org.talend.rcp.branding.dqsh </text:p>
            <text:p text:style-name="Table_20_Contents">org.talend.rcp.branding.dqsh-feature</text:p>
            <text:p text:style-name="Table_20_Contents">org.talend.rcp.branding.kurtosys </text:p>
            <text:p text:style-name="Table_20_Contents">org.talend.rcp.branding.kurtosys-feature </text:p>
            <text:p text:style-name="Table_20_Contents">org.talend.rcp.branding.lynasetl </text:p>
            <text:p text:style-name="Table_20_Contents">org.talend.rcp.branding.lynasetl-feature</text:p>
            <text:p text:style-name="Table_20_Contents">org.talend.rcp.branding.tod </text:p>
            <text:p text:style-name="Table_20_Contents">org.talend.rcp.branding.tod-feature </text:p>
            <text:p text:style-name="Table_20_Contents">org.talend.rcp.branding.wdci </text:p>
            <text:p text:style-name="Table_20_Contents">org.talend.rcp.branding.wdci-feature</text:p>
          </table:table-cell>
        </table:table-row>
      </table:table>
      <text:p text:style-name="Standard"><text:tab/>An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org.talend.rcp.branding.jetl </text:p>
            <text:p text:style-name="Table_20_Contents">org.talend.rcp.branding.jetl-feature </text:p>
            <text:p text:style-name="Table_20_Contents">org.talend.rcp.branding.jetl.bigdata </text:p>
            <text:p text:style-name="Table_20_Contents">org.talend.rcp.branding.jetl.bigdata-feature </text:p>
            <text:p text:style-name="Table_20_Contents">org.talend.rcp.branding.jetlexpress </text:p>
            <text:p text:style-name="Table_20_Contents">org.talend.rcp.branding.jetlexpress-feature </text:p>
            <text:p text:style-name="Table_20_Contents">org.talend.rcp.branding.jetlplus </text:p>
            <text:p text:style-name="Table_20_Contents">org.talend.rcp.branding.jetlplus-feature</text:p>
          </table:table-cell>
        </table:table-row>
      </table:table>
      <text:p text:style-name="Standard"/>
      <text:p text:style-name="P1">3) In “tis_shared2tcommon-studio-ee.list”, About the remote plugins, should be tcommon or tdi? Because those functions should be for all products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org.eclipse.emf.teneo </text:p>
            <text:p text:style-name="P2">org.eclipse.emf.teneo.annotations </text:p>
            <text:p text:style-name="P2">org.eclipse.emf.teneo.hibernate </text:p>
            <text:p text:style-name="P2">org.eclipse.emf.teneo.hibernate.mapper </text:p>
            <text:p text:style-name="P3">org.talend.repository.databaseprovider </text:p>
            <text:p text:style-name="P3">org.talend.repository.databaseprovider-feature </text:p>
            <text:p text:style-name="P3">org.talend.repository.databaseprovider.nl</text:p>
            <text:p text:style-name="P3">org.talend.teneo.model</text:p>
            <text:p text:style-name="P3">org.talend.teneo.model.test</text:p>
            <text:p text:style-name="P3">org.talend.repository.refproject</text:p>
            <text:p text:style-name="P3">org.talend.repository.remoteprovider </text:p>
            <text:p text:style-name="P3"><text:soft-page-break/>org.talend.repository.remoteprovider-feature </text:p>
            <text:p text:style-name="P3">org.talend.repository.remoteprovider.test</text:p>
            <text:p text:style-name="P3">org.talend.repository.svnprovider </text:p>
            <text:p text:style-name="P3">org.talend.repository.svnprovider-feature </text:p>
            <text:p text:style-name="P3">org.talend.repository.svnprovider.nl </text:p>
            <text:p text:style-name="P3">org.talend.repository.svnprovider.test</text:p>
            <text:p text:style-name="P3">org.talend.libraries.sequence</text:p>
            <text:p text:style-name="P3">org.talend.repository.view.svn</text:p>
          </table:table-cell>
        </table:table-row>
      </table:table>
      <text:p text:style-name="Standard"><text:tab/>PS, if strikethrough, means have added the list file.</text:p>
      <text:p text:style-name="Standard"/>
      <text:p text:style-name="P1">4) In “tis_shared2tbd-studio-ee.txt”, Because the plugins of org.talend.tismpx-feature are all for BD, so Maybe should put it in tdb-studio-ee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org.talend.tismpx-feature</text:p>
          </table:table-cell>
        </table:table-row>
      </table:table>
      <text:p text:style-name="Standard"><text:tab/></text:p>
      <text:p text:style-name="P1">5) In <text:s/>“tis_shared2tcommon-studio-ee.txt” , about the brandings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org.talend.rcp.branding.esbdqenterprise-feature </text:p>
            <text:p text:style-name="P3">org.talend.rcp.branding.esbdqenterprisempx-feature </text:p>
            <text:p text:style-name="P3">org.talend.rcp.branding.esbdqprofessional-feature </text:p>
            <text:p text:style-name="P3">org.talend.rcp.branding.esbdqteamedition-feature </text:p>
            <text:p text:style-name="P3"/>
            <text:p text:style-name="P3">org.talend.rcp.branding.talendplatform.bigdata-feature </text:p>
            <text:p text:style-name="P3">org.talend.rcp.branding.talendplatform.bpmdqee-feature </text:p>
            <text:p text:style-name="P3">org.talend.rcp.branding.talendplatform.bpmdqeempx-feature </text:p>
            <text:p text:style-name="P3">org.talend.rcp.branding.talendplatform.bpmee-feature </text:p>
            <text:p text:style-name="P3">org.talend.rcp.branding.talendplatform.bpmeempx-feature </text:p>
            <text:p text:style-name="P3">org.talend.rcp.branding.talendplatform.bpmpe-feature </text:p>
            <text:p text:style-name="P3">org.talend.rcp.branding.talendplatform.bpmte-feature </text:p>
            <text:p text:style-name="P3">org.talend.rcp.branding.talendplatform.cloudbpmeempx-feature </text:p>
            <text:p text:style-name="P3">org.talend.rcp.branding.talendplatform.cloudee-feature </text:p>
            <text:p text:style-name="P3">org.talend.rcp.branding.talendplatform.cloudeempx </text:p>
            <text:p text:style-name="P3">org.talend.rcp.branding.talendplatform.cloudeempx-feature </text:p>
            <text:p text:style-name="P3">org.talend.rcp.branding.talendplatform.cloudpe-feature </text:p>
            <text:p text:style-name="P3">org.talend.rcp.branding.talendplatform.cloudpertx-feature </text:p>
            <text:p text:style-name="P3">org.talend.rcp.branding.talendplatform.cloudte-feature </text:p>
            <text:p text:style-name="P3">org.talend.rcp.branding.talendplatform.dsee-feature </text:p>
            <text:p text:style-name="P3">org.talend.rcp.branding.talendplatform.dseempx-feature </text:p>
            <text:p text:style-name="P3">org.talend.rcp.branding.talendplatform.dspe-feature </text:p>
            <text:p text:style-name="P3">org.talend.rcp.branding.talendplatform.dste-feature </text:p>
            <text:p text:style-name="P3">org.talend.rcp.branding.talendplatform.esbbpm-feature</text:p>
          </table:table-cell>
        </table:table-row>
      </table:table>
      <text:p text:style-name="Standard"><text:tab/>Because some are depend on ESB, DQ, DB, etc. so will be in tcommon-studio-ee or not?</text:p>
      <text:p text:style-name="Standard"/>
      <text:p text:style-name="Standard"/>
      <text:p text:style-name="P1">6) In “tis_shared2tcommon-studio-se.txt”, because: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# Because tis_shared/org.talend.tooling_feature and top/org.talend.rcp.branding.top_feature </text:p>
            <text:p text:style-name="P3">org.talend.update.p2-feature</text:p>
          </table:table-cell>
        </table:table-row>
      </table:table>
      <text:p text:style-name="Standard"/>
      <text:p text:style-name="Standard"/>
      <text:p text:style-name="P1"><text:soft-page-break/>7) In “tis_shared2tdi-studio-ee.txt”, Don't know why it's in tis_featur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# Because in org.talend.tis_feature </text:p>
            <text:p text:style-name="Table_20_Contents">org.talend.designer.tdqmatching</text:p>
          </table:table-cell>
        </table:table-row>
      </table:table>
      <text:p text:style-name="Standard"/>
      <text:p text:style-name="P1">8) In “tis_shared2tmdm-studio-ee.txt”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">org.bonitasoft.studio.common.nl </text:p>
            <text:p text:style-name="P3">org.bonitasoft.studio_1.0.0.5_10-feature </text:p>
            <text:p text:style-name="P3">org.talend.bpm </text:p>
            <text:p text:style-name="P3">org.talend.bpm-feature </text:p>
            <text:p text:style-name="Table_20_Contents"/>
            <text:p text:style-name="Table_20_Contents"># Because org.talend.bpm-feature </text:p>
            <text:p text:style-name="P3">org.talend.designer.esb.bpm.core </text:p>
            <text:p text:style-name="P3">org.talend.designer.esb.bpm.ui</text:p>
          </table:table-cell>
        </table:table-row>
      </table:table>
      <text:p text:style-name="Standard"><text:tab/>Don't know is it ok for bpm-feature in tmdm-studio-e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05:58</meta:creation-date>
    <dc:date>2014-01-28T11:50:08</dc:date>
    <meta:editing-duration>PT40M26S</meta:editing-duration>
    <meta:editing-cycles>43</meta:editing-cycles>
    <meta:generator>LibreOffice/3.5$Linux_X86_64 LibreOffice_project/350m1$Build-202</meta:generator>
    <meta:document-statistic meta:table-count="9" meta:image-count="0" meta:object-count="0" meta:page-count="3" meta:paragraph-count="93" meta:word-count="205" meta:character-count="4001" meta:non-whitespace-character-count="3822"/>
  </office:meta>
</office:document-meta>
</file>